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257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rumen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6379" table:default-cell-style-name="Default"/>
        <table:table-row table:style-name="ro1">
          <table:table-cell table:style-name="ce1" office:value-type="string" calcext:value-type="string">
            <text:p>strumen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grandezza</text:p>
          </table:table-cell>
          <table:table-cell table:style-name="ce1" office:value-type="string" calcext:value-type="string">
            <text:p>udm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cal01_SER003_0723_28774_cep_liv</text:p>
          </table:table-cell>
          <table:table-cell office:value-type="string" calcext:value-type="string">
            <text:p>serbatoi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03_SER003_0723_28784_cep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05_SER004_0729_28774_flavon_liv</text:p>
          </table:table-cell>
          <table:table-cell office:value-type="string" calcext:value-type="string">
            <text:p>serbatoi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07_SER004_0729_28784_flavon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09_SER007_0747_28774_s_giorgio_liv</text:p>
          </table:table-cell>
          <table:table-cell office:value-type="string" calcext:value-type="string">
            <text:p>serbatoi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11_SER007_0747_28784_s_giorgio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12_SER007_0747_28792_s_gio_guncina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13_SER007_0747_28794_s_gio_refenstein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14_SER002_0756_28772_s_maurizio_liv</text:p>
          </table:table-cell>
          <table:table-cell office:value-type="string" calcext:value-type="string">
            <text:p>serbatoi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15_SER002_0756_28784_s_maurizio_q_in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16_SER002_0756_28786_s_maurizio_q_out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17_SER008_0760_28938_s_pietro_nuovo_liv</text:p>
          </table:table-cell>
          <table:table-cell office:value-type="string" calcext:value-type="string">
            <text:p>serbatoi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19_SER008_0760_28778_s_pietro_alto_liv</text:p>
          </table:table-cell>
          <table:table-cell office:value-type="string" calcext:value-type="string">
            <text:p>serbatoi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20_SER008_0760_28776_s_pietro_vecchio_liv</text:p>
          </table:table-cell>
          <table:table-cell office:value-type="string" calcext:value-type="string">
            <text:p>serbatoi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22_SER008_0760_28968_s_pietro_citta_vecchia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23_SER008_0760_28966_s_pietro_prato_volpe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24_SER008_0760_28970_s_pietro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26_SER001_0761_28772_campegno_liv</text:p>
          </table:table-cell>
          <table:table-cell office:value-type="string" calcext:value-type="string">
            <text:p>serbatoi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27_SER001_0761_28774_campegno_q_ingresso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28_SER001_0761_28778_campegno_cardano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29_SER001_0761_28776_campegno_piani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30_SER008_0278_0_SEAB__26000009_s_pietro_sup_serb_sx_liv</text:p>
          </table:table-cell>
          <table:table-cell office:value-type="string" calcext:value-type="string">
            <text:p>serbatoi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31_POZ001_0727_28772_aeroporto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32_POZ001_0727_28942_aeroporto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33_POZ001_0727_28774_aeroporto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34_POZ003_0728_28772_tambosi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35_POZ003_0728_28950_tambosi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36_POZ003_0728_28776_tambosi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37_POZ002_0731_28772_parma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38_POZ002_0731_28942_parma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39_POZ002_0731_28774_parma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40_POZ008_0732_28772_macello_centr_ovest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41_POZ008_0732_28778_macello_foppa_est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42_POZ008_0732_28948_macello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43_POZ008_0732_28774_macello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44_POZ008_0735_28772_battisti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45_POZ008_0735_28942_battisti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46_POZ008_0735_28774_battisti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47_POZ009_0736_28772_petrarca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48_POZ009_0736_28942_petrarca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49_POZ009_0736_28774_petrarca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50_POZ006_0737_28772_cardano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51_POZ006_0737_28944_cardano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52_POZ006_0737_28774_cardano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53_POZ007_0738_28772_mazzini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54_POZ007_0738_28942_mazzini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55_POZ007_0738_28774_mazzini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56_POZ004_0743_28932_ronco_1_sud_asilo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57_POZ004_0743_28934_ronco_2_ovest_crip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58_POZ004_0743_28936_ronco_3_nord_centr_falda_liv</text:p>
          </table:table-cell>
          <table:table-cell office:value-type="string" calcext:value-type="string">
            <text:p>pozzo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59_POZ004_0743_28940_ronco_1_sud_asilo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60_POZ004_0743_28942_ronco_2_ovest_crip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61_POZ004_0743_28944_ronco_3_nord_centr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62_POZ004_0743_28818_ronco_q_totale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63_POZ004_0743_28938_ronco_3_nord_centr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64_POZ004_0743_28938_ronco_3_nord_centr_rete_p_perc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65_RIL003_0748_28964_ril_s_giorgio_miram_q_imp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66_RIL003_0748_28962_ril_s_giorgio_rete_q_imp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67_RIL003_0748_28772_ril_s_giorgio_miram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68_RIL003_0748_28774_ril_s_giorgio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69_RIL003_0748_28776_ril_s_giorgio_rilancio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70_RIL004_0759_28962_s_madda_usc_serb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71_RIL004_0759_28774_s_madda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72_RIL004_0759_28776_s_madda_rilancio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73_RIL005_0762_28772_costa_di_sotto_rilancio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74_RIL005_0762_28774_costa_di_sotto_ret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75_RIL005_0762_28776_costa_di_sotto_rilancio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76_SOR002_0749_28778_collare_sorgente_modbus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77_SOR003_0754_28778_grifo_sorgente_q_imp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78_DST005_0361_20251_Q_01_ponte_resia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79_DST001_0763_20576_Q_02_ponte_talvera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80_DST002_0767_20576_Q_03_ponte_druso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81_DST007_0837_20576_Q_04_valdega_carab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82_DST006_0766_20576_Q_05_rencio_x_s_giustina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83_DST003_0765_20576_Q_06_ponte_roma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84_SER002_0756_28784_Q_07_serb_s_maurizio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85____Q_08_rilancio_cep_q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l/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86_DST005_0361_20496_H_01_ponte_resia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87____H_02_lungo_talvera_gries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88____H_03_druso_1a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89_DST007_0837_20481_H_04_d_ega_carabin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90_DST006_0766_20481_H_05_rencio_x_s_giustina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91_DST003_0765_20481_H_06_ponte_roma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92____H_07_c_firmiano_33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93____H_08_vittorio_veneto_84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94____H_09_castel_roncolo_23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95____H_10_portici_35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96____H_11_v_d_ega_43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97____H_12_p_zza_casagrande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98____H_13_castel_weinegg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99____H_14_copernico_10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100____H_15_campofranco_ipp_p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</table:table>
      <table:table table:name="Foglio1" table:style-name="ta1">
        <table:table-column table:style-name="co6" table:default-cell-style-name="Default"/>
        <table:table-row table:style-name="ro1">
          <table:table-cell office:value-type="string" calcext:value-type="string">
            <text:p>strumento</text:p>
          </table:table-cell>
        </table:table-row>
        <table:table-row table:style-name="ro1">
          <table:table-cell office:value-type="string" calcext:value-type="string">
            <text:p>cal03_SER003_0723_28784_cep_q</text:p>
          </table:table-cell>
        </table:table-row>
        <table:table-row table:style-name="ro1">
          <table:table-cell office:value-type="string" calcext:value-type="string">
            <text:p>cal07_SER004_0729_28784_flavon_q</text:p>
          </table:table-cell>
        </table:table-row>
        <table:table-row table:style-name="ro1">
          <table:table-cell office:value-type="string" calcext:value-type="string">
            <text:p>cal11_SER007_0747_28784_s_giorgio_q</text:p>
          </table:table-cell>
        </table:table-row>
        <table:table-row table:style-name="ro1">
          <table:table-cell office:value-type="string" calcext:value-type="string">
            <text:p>cal12_SER007_0747_28792_s_gio_guncina_q</text:p>
          </table:table-cell>
        </table:table-row>
        <table:table-row table:style-name="ro1">
          <table:table-cell office:value-type="string" calcext:value-type="string">
            <text:p>cal13_SER007_0747_28794_s_gio_refenstein_q</text:p>
          </table:table-cell>
        </table:table-row>
        <table:table-row table:style-name="ro1">
          <table:table-cell office:value-type="string" calcext:value-type="string">
            <text:p>cal15_SER002_0756_28784_s_maurizio_q_in</text:p>
          </table:table-cell>
        </table:table-row>
        <table:table-row table:style-name="ro1">
          <table:table-cell office:value-type="string" calcext:value-type="string">
            <text:p>cal16_SER002_0756_28786_s_maurizio_q_out</text:p>
          </table:table-cell>
        </table:table-row>
        <table:table-row table:style-name="ro1">
          <table:table-cell office:value-type="string" calcext:value-type="string">
            <text:p>cal22_SER008_0760_28968_s_pietro_citta_vecchia_q</text:p>
          </table:table-cell>
        </table:table-row>
        <table:table-row table:style-name="ro1">
          <table:table-cell office:value-type="string" calcext:value-type="string">
            <text:p>cal23_SER008_0760_28966_s_pietro_prato_volpe_q</text:p>
          </table:table-cell>
        </table:table-row>
        <table:table-row table:style-name="ro1">
          <table:table-cell office:value-type="string" calcext:value-type="string">
            <text:p>cal24_SER008_0760_28970_s_pietro_q</text:p>
          </table:table-cell>
        </table:table-row>
        <table:table-row table:style-name="ro1">
          <table:table-cell office:value-type="string" calcext:value-type="string">
            <text:p>cal27_SER001_0761_28774_campegno_q_ingresso</text:p>
          </table:table-cell>
        </table:table-row>
        <table:table-row table:style-name="ro1">
          <table:table-cell office:value-type="string" calcext:value-type="string">
            <text:p>cal28_SER001_0761_28778_campegno_cardano_q</text:p>
          </table:table-cell>
        </table:table-row>
        <table:table-row table:style-name="ro1">
          <table:table-cell office:value-type="string" calcext:value-type="string">
            <text:p>cal29_SER001_0761_28776_campegno_piani_q</text:p>
          </table:table-cell>
        </table:table-row>
        <table:table-row table:style-name="ro1">
          <table:table-cell office:value-type="string" calcext:value-type="string">
            <text:p>cal32_POZ001_0727_28942_aeroporto_q</text:p>
          </table:table-cell>
        </table:table-row>
        <table:table-row table:style-name="ro1">
          <table:table-cell office:value-type="string" calcext:value-type="string">
            <text:p>cal35_POZ003_0728_28950_tambosi_q</text:p>
          </table:table-cell>
        </table:table-row>
        <table:table-row table:style-name="ro1">
          <table:table-cell office:value-type="string" calcext:value-type="string">
            <text:p>cal38_POZ002_0731_28942_parma_q</text:p>
          </table:table-cell>
        </table:table-row>
        <table:table-row table:style-name="ro1">
          <table:table-cell office:value-type="string" calcext:value-type="string">
            <text:p>cal42_POZ008_0732_28948_macello_q</text:p>
          </table:table-cell>
        </table:table-row>
        <table:table-row table:style-name="ro1">
          <table:table-cell office:value-type="string" calcext:value-type="string">
            <text:p>cal45_POZ008_0735_28942_battisti_q</text:p>
          </table:table-cell>
        </table:table-row>
        <table:table-row table:style-name="ro1">
          <table:table-cell office:value-type="string" calcext:value-type="string">
            <text:p>cal48_POZ009_0736_28942_petrarca_q</text:p>
          </table:table-cell>
        </table:table-row>
        <table:table-row table:style-name="ro1">
          <table:table-cell office:value-type="string" calcext:value-type="string">
            <text:p>cal51_POZ006_0737_28944_cardano_q</text:p>
          </table:table-cell>
        </table:table-row>
        <table:table-row table:style-name="ro1">
          <table:table-cell office:value-type="string" calcext:value-type="string">
            <text:p>cal54_POZ007_0738_28942_mazzini_q</text:p>
          </table:table-cell>
        </table:table-row>
        <table:table-row table:style-name="ro1">
          <table:table-cell office:value-type="string" calcext:value-type="string">
            <text:p>cal59_POZ004_0743_28940_ronco_1_sud_asilo_q</text:p>
          </table:table-cell>
        </table:table-row>
        <table:table-row table:style-name="ro1">
          <table:table-cell office:value-type="string" calcext:value-type="string">
            <text:p>cal60_POZ004_0743_28942_ronco_2_ovest_crip_q</text:p>
          </table:table-cell>
        </table:table-row>
        <table:table-row table:style-name="ro1">
          <table:table-cell office:value-type="string" calcext:value-type="string">
            <text:p>cal61_POZ004_0743_28944_ronco_3_nord_centr_q</text:p>
          </table:table-cell>
        </table:table-row>
        <table:table-row table:style-name="ro1">
          <table:table-cell office:value-type="string" calcext:value-type="string">
            <text:p>cal62_POZ004_0743_28818_ronco_q_totale</text:p>
          </table:table-cell>
        </table:table-row>
        <table:table-row table:style-name="ro1">
          <table:table-cell office:value-type="string" calcext:value-type="string">
            <text:p>cal65_RIL003_0748_28964_ril_s_giorgio_miram_q_imp</text:p>
          </table:table-cell>
        </table:table-row>
        <table:table-row table:style-name="ro1">
          <table:table-cell office:value-type="string" calcext:value-type="string">
            <text:p>cal66_RIL003_0748_28962_ril_s_giorgio_rete_q_imp</text:p>
          </table:table-cell>
        </table:table-row>
        <table:table-row table:style-name="ro1">
          <table:table-cell office:value-type="string" calcext:value-type="string">
            <text:p>cal70_RIL004_0759_28962_s_madda_usc_serb_q</text:p>
          </table:table-cell>
        </table:table-row>
        <table:table-row table:style-name="ro1">
          <table:table-cell office:value-type="string" calcext:value-type="string">
            <text:p>cal73_RIL005_0762_28772_costa_di_sotto_rilancio_q</text:p>
          </table:table-cell>
        </table:table-row>
        <table:table-row table:style-name="ro1">
          <table:table-cell office:value-type="string" calcext:value-type="string">
            <text:p>cal76_SOR002_0749_28778_collare_sorgente_modbus_q</text:p>
          </table:table-cell>
        </table:table-row>
        <table:table-row table:style-name="ro1">
          <table:table-cell office:value-type="string" calcext:value-type="string">
            <text:p>cal77_SOR003_0754_28778_grifo_sorgente_q_imp</text:p>
          </table:table-cell>
        </table:table-row>
        <table:table-row table:style-name="ro1">
          <table:table-cell office:value-type="string" calcext:value-type="string">
            <text:p>cal78_DST005_0361_20251_Q_01_ponte_resia_q</text:p>
          </table:table-cell>
        </table:table-row>
        <table:table-row table:style-name="ro1">
          <table:table-cell office:value-type="string" calcext:value-type="string">
            <text:p>cal79_DST001_0763_20576_Q_02_ponte_talvera_q</text:p>
          </table:table-cell>
        </table:table-row>
        <table:table-row table:style-name="ro1">
          <table:table-cell office:value-type="string" calcext:value-type="string">
            <text:p>cal80_DST002_0767_20576_Q_03_ponte_druso_q</text:p>
          </table:table-cell>
        </table:table-row>
        <table:table-row table:style-name="ro1">
          <table:table-cell office:value-type="string" calcext:value-type="string">
            <text:p>cal81_DST007_0837_20576_Q_04_valdega_carab_q</text:p>
          </table:table-cell>
        </table:table-row>
        <table:table-row table:style-name="ro1">
          <table:table-cell office:value-type="string" calcext:value-type="string">
            <text:p>cal82_DST006_0766_20576_Q_05_rencio_x_s_giustina_q</text:p>
          </table:table-cell>
        </table:table-row>
        <table:table-row table:style-name="ro1">
          <table:table-cell office:value-type="string" calcext:value-type="string">
            <text:p>cal83_DST003_0765_20576_Q_06_ponte_roma_q</text:p>
          </table:table-cell>
        </table:table-row>
        <table:table-row table:style-name="ro1">
          <table:table-cell office:value-type="string" calcext:value-type="string">
            <text:p>cal84_SER002_0756_28784_Q_07_serb_s_maurizio_q</text:p>
          </table:table-cell>
        </table:table-row>
        <table:table-row table:style-name="ro1">
          <table:table-cell office:value-type="string" calcext:value-type="string">
            <text:p>cal85____Q_08_rilancio_cep_q</text:p>
          </table:table-cell>
        </table:table-row>
      </table:table>
      <table:named-expressions/>
      <table:database-ranges>
        <table:database-range table:name="__Anonymous_Sheet_DB__0" table:target-range-address="strumenti.A1:strumenti.D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0:37:41.653000000</meta:creation-date>
    <dc:date>2025-03-17T12:10:11.727000000</dc:date>
    <meta:editing-duration>PT1H32M28S</meta:editing-duration>
    <meta:editing-cycles>6</meta:editing-cycles>
    <meta:generator>LibreOffice/24.8.0.3$Windows_X86_64 LibreOffice_project/0bdf1299c94fe897b119f97f3c613e9dca6be583</meta:generator>
    <meta:document-statistic meta:table-count="2" meta:cell-count="412" meta:object-count="0"/>
  </office:meta>
</office:document-meta>
</file>